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0pt" fo:font-weight="bold" style:font-size-asian="10pt" style:font-weight-asian="bold" style:font-size-complex="10pt"/>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list-style-name="WW8Num1">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font-weight-complex="bold"/>
    </style:style>
    <style:style style:name="P6" style:family="paragraph" style:parent-style-name="Text_20_body" style:list-style-name="WW8Num1">
      <style:text-properties fo:font-size="10pt" style:font-size-asian="10pt" style:font-size-complex="10pt" style:font-weight-complex="bold"/>
    </style:style>
    <style:style style:name="P7" style:family="paragraph" style:parent-style-name="Text_20_body">
      <style:paragraph-properties fo:text-align="start" style:justify-single-word="false"/>
      <style:text-properties fo:font-size="10pt" style:font-size-asian="10pt" style:font-size-complex="10pt" style:font-weight-complex="bold"/>
    </style:style>
    <style:style style:name="P8" style:family="paragraph" style:parent-style-name="Text_20_body" style:list-style-name="WW8Num1"/>
    <style:style style:name="P9" style:family="paragraph" style:parent-style-name="Text_20_body">
      <style:paragraph-properties fo:margin-left="1.244cm" fo:margin-right="0cm" fo:text-indent="0cm" style:auto-text-indent="false"/>
      <style:text-properties fo:font-size="10pt" style:font-size-asian="10pt" style:font-size-complex="10pt" style:font-weight-complex="bold"/>
    </style:style>
    <style:style style:name="P10" style:family="paragraph" style:parent-style-name="Text_20_body">
      <style:paragraph-properties fo:margin-left="1.249cm" fo:margin-right="0cm" fo:text-indent="0cm" style:auto-text-indent="false"/>
    </style:style>
    <style:style style:name="P11" style:family="paragraph" style:parent-style-name="Text_20_body">
      <style:paragraph-properties fo:margin-left="1.249cm" fo:margin-right="0cm" fo:text-indent="0cm" style:auto-text-indent="false"/>
      <style:text-properties fo:font-size="10pt" style:font-size-asian="10pt" style:font-size-complex="10pt" style:font-weight-complex="bold"/>
    </style:style>
    <style:style style:name="P12" style:family="paragraph" style:parent-style-name="Text_20_body" style:master-page-name="Standard">
      <style:paragraph-properties style:page-number="auto"/>
    </style:style>
    <style:style style:name="T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Laboratorio Evaluado Nro. 1 <text:s/>WPII – Desarrollo de Sitios Web – Tipo C </text:span></text:p>
      <text:p text:style-name="P3"/>
      <text:p text:style-name="Text_20_body"><text:span text:style-name="T3">El estudiante deberá crear un sitio Web para una Tienda Virtual “Venta de Mascotas” que trabaje con las siguientes opciones de menú:</text:span></text:p>
      <text:p text:style-name="P9"/>
      <text:list xml:id="list900712067974525179" text:style-name="WW8Num1">
        <text:list-item>
          <text:p text:style-name="P6">Bienvenido</text:p>
        </text:list-item>
        <text:list-item>
          <text:p text:style-name="P6">Datos Mascota</text:p>
        </text:list-item>
        <text:list-item>
          <text:p text:style-name="P8"><text:span text:style-name="T3">Consultar Datos Mascota</text:span></text:p>
        </text:list-item>
        <text:list-item>
          <text:p text:style-name="P6">Iniciar sesión</text:p>
        </text:list-item>
        <text:list-item>
          <text:p text:style-name="P6">Cerrar sesión</text:p>
        </text:list-item>
      </text:list>
      <text:p text:style-name="P5"/>
      <text:p text:style-name="Text_20_body"><text:span text:style-name="T3">La opción </text:span><text:span text:style-name="T5">Datos Mascota</text:span><text:span text:style-name="T3"> permite a un usuario ingresar información sobre la mascota que desea comprar. </text:span></text:p>
      <text:p text:style-name="P5"/>
      <text:p text:style-name="Text_20_body"><text:span text:style-name="T5">Iniciar sesión</text:span><text:span text:style-name="T3"> permite al usuario, que previamente ha ingresado los Datos de la Mascota que desea comprar, comenzar una sesión para poder acceder a la opción de Consulta Datos Mascota.</text:span></text:p>
      <text:p text:style-name="P7"/>
      <text:p text:style-name="Text_20_body"><text:span text:style-name="T5">Cerrar sesión</text:span><text:span text:style-name="T3"> hará que el usuario finalice su sesión de trabajo en la tienda.</text:span></text:p>
      <text:p text:style-name="P5"/>
      <text:p text:style-name="Text_20_body"><text:span text:style-name="T3">Al ejecutar </text:span><text:span text:style-name="T5">Bienvenido</text:span><text:span text:style-name="T3"> se muestra un mensaje de bienvenida a la tienda.</text:span></text:p>
      <text:p text:style-name="P5"/>
      <text:p text:style-name="Text_20_body"><text:span text:style-name="T3">Para el desarrollo de estas funcionalidades </text:span><text:span text:style-name="T5">utilizará los siguientes scripts, que se le suministra:</text:span></text:p>
      <text:list xml:id="list221145931285094" text:continue-numbering="true" text:style-name="WW8Num1">
        <text:list-item>
          <text:p text:style-name="P4">Zindexphp.html <text:s text:c="2"/></text:p>
        </text:list-item>
        <text:list-item>
          <text:p text:style-name="P4">Zbienvenidophp.html</text:p>
        </text:list-item>
        <text:list-item>
          <text:p text:style-name="P4">Zmenuphp.php</text:p>
        </text:list-item>
        <text:list-item>
          <text:p text:style-name="P8"><text:span text:style-name="T5">Zmascotaphp.html</text:span></text:p>
        </text:list-item>
        <text:list-item>
          <text:p text:style-name="P4">Ztitulophp.html</text:p>
        </text:list-item>
      </text:list>
      <text:p text:style-name="P5"/>
      <text:p text:style-name="Text_20_body"><text:span text:style-name="T3">Se requiere </text:span><text:span text:style-name="T5">que desarrolle los siguientes script .php</text:span><text:span text:style-name="T3">:</text:span></text:p>
      <text:p text:style-name="P5"/>
      <text:p text:style-name="Text_20_body"><text:span text:style-name="T3">1.- Dado el </text:span><text:span text:style-name="T5">Script Zmascotaphp.html (formulario)</text:span><text:span text:style-name="T3">, </text:span><text:span text:style-name="T2">Elabore </text:span><text:span text:style-name="T4">un Script .php (Zguardarphp.php)</text:span><text:span text:style-name="T2"> que permita capturar la información contenida en el formulario, utilizando el </text:span><text:span text:style-name="T4">método</text:span><text:span text:style-name="T2"> </text:span><text:span text:style-name="T4">post.</text:span><text:span text:style-name="T2"> Además, debe </text:span><text:span text:style-name="T4">guardar toda la información capturada mediante el uso de la variable predefinida en PHP ($_Cookie).</text:span></text:p>
      <text:p text:style-name="P2"/>
      <text:p text:style-name="Text_20_body"><text:span text:style-name="T3">2.- Se le debe permitir a las personas que previamente ha ingresado los Datos de la Mascota que desea comprar, iniciar y cerrar sesiones.</text:span></text:p>
      <text:p text:style-name="P5"/>
      <text:p text:style-name="Text_20_body"><text:span text:style-name="T3">3.- Se le debe permitir a las personas que previamente ha ingresado los Datos de la Mascota que desea comprar, Consultar la información suministrada. Además, debe controlarse que para realizar la Consulta de los “Datos Mascota”, el visitante debe haber iniciado sesión.</text:span></text:p>
      <text:p text:style-name="P5"/>
      <text:p text:style-name="P1"/>
      <text:p text:style-name="P3">Distribución del puntaje de evaluación:</text:p>
      <text:p text:style-name="P5"/>
      <text:p text:style-name="P10"><text:span text:style-name="T3">1.- Uso de Formularios en PHP y Cookies ($_POST, $_COOKIE) (Total = 10 pts)</text:span></text:p>
      <text:p text:style-name="P5"/>
      <text:p text:style-name="P10"><text:span text:style-name="T3">2.- Uso de Administración de Sesiones <text:s/>($_SESSION) (Total = 5 pts)</text:span></text:p>
      <text:p text:style-name="P11"/>
      <text:p text:style-name="P10"><text:span text:style-name="T3">3.- Uso de Administración de Sesiones y Cookies ($_SESSION ,$_COOKIE) (Total = <text:s/>5 pt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Etiquet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8Num1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WW-Absatz-Standardschriftart" style:family="text"/>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oratorio 1 Uso de Transformaciones</dc:title>
    <meta:initial-creator>Oswaldo Abreu</meta:initial-creator>
    <meta:creation-date>2007-02-09T10:59:00</meta:creation-date>
    <dc:creator>user</dc:creator>
    <dc:date>2007-02-11T14:43:00</dc:date>
    <meta:print-date>2006-11-16T09:46:00</meta:print-date>
    <meta:editing-cycles>7</meta:editing-cycles>
    <meta:editing-duration>PT15M</meta:editing-duration>
    <meta:document-statistic meta:table-count="0" meta:image-count="0" meta:object-count="0" meta:page-count="1" meta:paragraph-count="25" meta:word-count="303" meta:character-count="1917" meta:non-whitespace-character-count="1639"/>
    <meta:generator>LibreOffice/4.2.5.2$Linux_X86_64 LibreOffice_project/420m0$Build-2</meta:generator>
  </office:meta>
</office:document-meta>
</file>